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21cm"/>
      <style:paragraph-properties style:writing-mode="lr-tb"/>
    </style:style>
    <style:style style:name="co1" style:family="table-column">
      <style:table-column-properties style:column-width="3.331cm" style:use-optimal-column-width="false"/>
    </style:style>
    <style:style style:name="co2" style:family="table-column">
      <style:table-column-properties style:column-width="3.328cm" style:use-optimal-column-width="false"/>
    </style:style>
    <style:style style:name="ro1" style:family="table-row">
      <style:table-row-properties style:row-height="1.251cm" style:use-optimal-row-height="false"/>
    </style:style>
    <style:style style:name="ro2" style:family="table-row">
      <style:table-row-properties style:row-height="0.953cm" style:use-optimal-row-height="false"/>
    </style:style>
    <style:style style:name="ro3" style:family="table-row">
      <style:table-row-properties style:row-height="0.955cm" style:use-optimal-row-height="false"/>
    </style:style>
    <style:style style:name="ce1" style:family="table-cell">
      <style:paragraph-properties fo:margin-top="0cm" fo:margin-bottom="0cm" fo:text-align="start"/>
      <style:text-properties fo:font-size="11pt" style:font-size-asian="11pt" style:font-size-complex="11pt"/>
    </style:style>
    <style:style style:name="ce2" style:family="table-cell">
      <style:paragraph-properties fo:text-align="center"/>
      <style:text-properties fo:font-size="12pt" fo:font-weight="bold" style:font-weight-asian="bold" style:font-size-complex="12pt" style:font-weight-complex="bold"/>
    </style:style>
    <style:style style:name="P1" style:family="paragraph">
      <style:paragraph-properties fo:margin-top="0cm" fo:margin-bottom="0cm" fo:text-align="start"/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size="12pt" style:font-size-complex="12pt"/>
    </style:style>
    <style:style style:name="P3" style:family="paragraph">
      <style:text-properties style:font-name="Liberation Serif" fo:font-size="12pt" style:font-name-asian="Liberation Serif" style:font-name-complex="Liberation Serif" style:font-size-complex="12pt"/>
    </style:style>
    <style:style style:name="P4" style:family="paragraph">
      <style:paragraph-properties fo:text-align="center"/>
      <style:text-properties fo:font-size="12pt" fo:font-weight="bold" style:font-weight-asian="bold" style:font-size-complex="12pt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iberation Serif" fo:font-size="12pt" style:font-name-asian="Liberation Serif" style:font-name-complex="Liberation Serif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6.658cm" svg:height="16.5cm" svg:x="0.432cm" svg:y="0.99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1"><text:span text:style-name="T1">DIP-Switch</text:span></text:p>
                </table:table-cell>
                <table:table-cell table:style-name="gray3">
                  <text:p text:style-name="P2">PlotBox-ID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▀ - ▀ - ▀</text:span></text:p>
                </table:table-cell>
                <table:table-cell table:style-name="ce2">
                  <text:p text:style-name="P4">1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▀ - ▀ <text:s/>- ▄</text:span></text:p>
                </table:table-cell>
                <table:table-cell table:style-name="ce2">
                  <text:p text:style-name="P4">2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▀ - ▄ <text:s/>- ▀</text:span></text:p>
                </table:table-cell>
                <table:table-cell table:style-name="ce2">
                  <text:p text:style-name="P4">3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▀ - ▄ <text:s/>- ▄</text:span></text:p>
                </table:table-cell>
                <table:table-cell table:style-name="ce2">
                  <text:p text:style-name="P4">4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▄ - ▀ <text:s/>- ▀</text:span></text:p>
                </table:table-cell>
                <table:table-cell table:style-name="ce2">
                  <text:p text:style-name="P4">5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▄ - ▀ <text:s/>- ▄</text:span></text:p>
                </table:table-cell>
                <table:table-cell table:style-name="ce2">
                  <text:p text:style-name="P4">6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▄ - ▄ <text:s/>- ▀</text:span></text:p>
                </table:table-cell>
                <table:table-cell table:style-name="ce2">
                  <text:p text:style-name="P4">7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▄ - ▄ <text:s/>- ▄</text:span></text:p>
                </table:table-cell>
                <table:table-cell table:style-name="ce2">
                  <text:p text:style-name="P4">8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▀ - ▀ - ▀</text:span></text:p>
                </table:table-cell>
                <table:table-cell table:style-name="ce2">
                  <text:p text:style-name="P4">9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▀ - ▀ <text:s/>- ▄</text:span></text:p>
                </table:table-cell>
                <table:table-cell table:style-name="ce2">
                  <text:p text:style-name="P4">10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▀ - ▄ <text:s/>- ▀</text:span></text:p>
                </table:table-cell>
                <table:table-cell table:style-name="ce2">
                  <text:p text:style-name="P4">11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▀ - ▄ <text:s/>- ▄</text:span></text:p>
                </table:table-cell>
                <table:table-cell table:style-name="ce2">
                  <text:p text:style-name="P4">12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▄ - ▀ <text:s/>- ▀</text:span></text:p>
                </table:table-cell>
                <table:table-cell table:style-name="ce2">
                  <text:p text:style-name="P4">13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▄ - ▀ <text:s/>- ▄</text:span></text:p>
                </table:table-cell>
                <table:table-cell table:style-name="ce2">
                  <text:p text:style-name="P4">14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▄ - ▄ <text:s/>- ▀</text:span></text:p>
                </table:table-cell>
                <table:table-cell table:style-name="ce2">
                  <text:p text:style-name="P4">15</text:p>
                </table:table-cell>
              </table:table-row>
              <table:table-row table:style-name="ro3" table:default-cell-style-name="gray1">
                <table:table-cell>
                  <text:p text:style-name="P3"><text:span text:style-name="T2">▄ </text:span><text:span text:style-name="T2">- ▄ - ▄ <text:s/>- ▄</text:span></text:p>
                </table:table-cell>
                <table:table-cell>
                  <text:p text:style-name="P2">DEMO-Mode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6" draw:layer="layout" svg:width="2.777cm" svg:height="0.871cm" draw:transform="rotate (-3.14159265358979) translate (3.077cm 2.355cm)">
            <draw:text-box>
              <text:p text:style-name="P5"><text:span text:style-name="T3">1 </text:span><text:span text:style-name="T4">-</text:span><text:span text:style-name="T3"> 2 </text:span><text:span text:style-name="T5">-</text:span><text:span text:style-name="T6"> 3 </text:span><text:span text:style-name="T5">-</text:span><text:span text:style-name="T6"> 4</text:span></text:p>
            </draw:text-box>
          </draw:frame>
        </draw:g>
        <draw:g>
          <draw:frame draw:style-name="standard" draw:layer="layout" svg:width="6.658cm" svg:height="16.5cm" svg:x="7.234cm" svg:y="0.996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1"><text:span text:style-name="T1">DIP-Switch</text:span></text:p>
                </table:table-cell>
                <table:table-cell table:style-name="gray3">
                  <text:p text:style-name="P2">PlotBox-ID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▀ - ▀ - ▀</text:span></text:p>
                </table:table-cell>
                <table:table-cell table:style-name="ce2">
                  <text:p text:style-name="P4">1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▀ - ▀ <text:s/>- ▄</text:span></text:p>
                </table:table-cell>
                <table:table-cell table:style-name="ce2">
                  <text:p text:style-name="P4">2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▀ - ▄ <text:s/>- ▀</text:span></text:p>
                </table:table-cell>
                <table:table-cell table:style-name="ce2">
                  <text:p text:style-name="P4">3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▀ - ▄ <text:s/>- ▄</text:span></text:p>
                </table:table-cell>
                <table:table-cell table:style-name="ce2">
                  <text:p text:style-name="P4">4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▄ - ▀ <text:s/>- ▀</text:span></text:p>
                </table:table-cell>
                <table:table-cell table:style-name="ce2">
                  <text:p text:style-name="P4">5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▄ - ▀ <text:s/>- ▄</text:span></text:p>
                </table:table-cell>
                <table:table-cell table:style-name="ce2">
                  <text:p text:style-name="P4">6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▄ - ▄ <text:s/>- ▀</text:span></text:p>
                </table:table-cell>
                <table:table-cell table:style-name="ce2">
                  <text:p text:style-name="P4">7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▄ - ▄ <text:s/>- ▄</text:span></text:p>
                </table:table-cell>
                <table:table-cell table:style-name="ce2">
                  <text:p text:style-name="P4">8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▀ - ▀ - ▀</text:span></text:p>
                </table:table-cell>
                <table:table-cell table:style-name="ce2">
                  <text:p text:style-name="P4">9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▀ - ▀ <text:s/>- ▄</text:span></text:p>
                </table:table-cell>
                <table:table-cell table:style-name="ce2">
                  <text:p text:style-name="P4">10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▀ - ▄ <text:s/>- ▀</text:span></text:p>
                </table:table-cell>
                <table:table-cell table:style-name="ce2">
                  <text:p text:style-name="P4">11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▀ - ▄ <text:s/>- ▄</text:span></text:p>
                </table:table-cell>
                <table:table-cell table:style-name="ce2">
                  <text:p text:style-name="P4">12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▄ - ▀ <text:s/>- ▀</text:span></text:p>
                </table:table-cell>
                <table:table-cell table:style-name="ce2">
                  <text:p text:style-name="P4">13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▄ - ▀ <text:s/>- ▄</text:span></text:p>
                </table:table-cell>
                <table:table-cell table:style-name="ce2">
                  <text:p text:style-name="P4">14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▄ - ▄ <text:s/>- ▀</text:span></text:p>
                </table:table-cell>
                <table:table-cell table:style-name="ce2">
                  <text:p text:style-name="P4">15</text:p>
                </table:table-cell>
              </table:table-row>
              <table:table-row table:style-name="ro3" table:default-cell-style-name="gray1">
                <table:table-cell>
                  <text:p text:style-name="P3"><text:span text:style-name="T2">▄ </text:span><text:span text:style-name="T2">- ▄ - ▄ <text:s/>- ▄</text:span></text:p>
                </table:table-cell>
                <table:table-cell>
                  <text:p text:style-name="P2">DEMO-Mode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1" draw:text-style-name="P6" draw:layer="layout" svg:width="2.777cm" svg:height="0.871cm" draw:transform="rotate (-3.14159265358979) translate (9.879cm 2.356cm)">
            <draw:text-box>
              <text:p text:style-name="P5"><text:span text:style-name="T3">1 </text:span><text:span text:style-name="T4">-</text:span><text:span text:style-name="T3"> 2 </text:span><text:span text:style-name="T5">-</text:span><text:span text:style-name="T6"> 3 </text:span><text:span text:style-name="T5">-</text:span><text:span text:style-name="T6"> 4</text:span></text:p>
            </draw:text-box>
          </draw:frame>
        </draw:g>
        <draw:g>
          <draw:frame draw:style-name="standard" draw:layer="layout" svg:width="6.658cm" svg:height="16.5cm" svg:x="14.034cm" svg:y="0.996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1"><text:span text:style-name="T1">DIP-Switch</text:span></text:p>
                </table:table-cell>
                <table:table-cell table:style-name="gray3">
                  <text:p text:style-name="P2">PlotBox-ID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▀ - ▀ - ▀</text:span></text:p>
                </table:table-cell>
                <table:table-cell table:style-name="ce2">
                  <text:p text:style-name="P4">1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▀ - ▀ <text:s/>- ▄</text:span></text:p>
                </table:table-cell>
                <table:table-cell table:style-name="ce2">
                  <text:p text:style-name="P4">2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▀ - ▄ <text:s/>- ▀</text:span></text:p>
                </table:table-cell>
                <table:table-cell table:style-name="ce2">
                  <text:p text:style-name="P4">3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▀ - ▄ <text:s/>- ▄</text:span></text:p>
                </table:table-cell>
                <table:table-cell table:style-name="ce2">
                  <text:p text:style-name="P4">4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▄ - ▀ <text:s/>- ▀</text:span></text:p>
                </table:table-cell>
                <table:table-cell table:style-name="ce2">
                  <text:p text:style-name="P4">5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▄ - ▀ <text:s/>- ▄</text:span></text:p>
                </table:table-cell>
                <table:table-cell table:style-name="ce2">
                  <text:p text:style-name="P4">6</text:p>
                </table:table-cell>
              </table:table-row>
              <table:table-row table:style-name="ro2">
                <table:table-cell table:style-name="gray2">
                  <text:p text:style-name="P3"><text:span text:style-name="T2">▀ </text:span><text:span text:style-name="T2">- ▄ - ▄ <text:s/>- ▀</text:span></text:p>
                </table:table-cell>
                <table:table-cell table:style-name="ce2">
                  <text:p text:style-name="P4">7</text:p>
                </table:table-cell>
              </table:table-row>
              <table:table-row table:style-name="ro2">
                <table:table-cell table:style-name="gray1">
                  <text:p text:style-name="P3"><text:span text:style-name="T2">▀ </text:span><text:span text:style-name="T2">- ▄ - ▄ <text:s/>- ▄</text:span></text:p>
                </table:table-cell>
                <table:table-cell table:style-name="ce2">
                  <text:p text:style-name="P4">8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▀ - ▀ - ▀</text:span></text:p>
                </table:table-cell>
                <table:table-cell table:style-name="ce2">
                  <text:p text:style-name="P4">9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▀ - ▀ <text:s/>- ▄</text:span></text:p>
                </table:table-cell>
                <table:table-cell table:style-name="ce2">
                  <text:p text:style-name="P4">10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▀ - ▄ <text:s/>- ▀</text:span></text:p>
                </table:table-cell>
                <table:table-cell table:style-name="ce2">
                  <text:p text:style-name="P4">11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▀ - ▄ <text:s/>- ▄</text:span></text:p>
                </table:table-cell>
                <table:table-cell table:style-name="ce2">
                  <text:p text:style-name="P4">12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▄ - ▀ <text:s/>- ▀</text:span></text:p>
                </table:table-cell>
                <table:table-cell table:style-name="ce2">
                  <text:p text:style-name="P4">13</text:p>
                </table:table-cell>
              </table:table-row>
              <table:table-row table:style-name="ro2">
                <table:table-cell table:style-name="gray1">
                  <text:p text:style-name="P3"><text:span text:style-name="T2">▄ </text:span><text:span text:style-name="T2">- ▄ - ▀ <text:s/>- ▄</text:span></text:p>
                </table:table-cell>
                <table:table-cell table:style-name="ce2">
                  <text:p text:style-name="P4">14</text:p>
                </table:table-cell>
              </table:table-row>
              <table:table-row table:style-name="ro2">
                <table:table-cell table:style-name="gray2">
                  <text:p text:style-name="P3"><text:span text:style-name="T2">▄ </text:span><text:span text:style-name="T2">- ▄ - ▄ <text:s/>- ▀</text:span></text:p>
                </table:table-cell>
                <table:table-cell table:style-name="ce2">
                  <text:p text:style-name="P4">15</text:p>
                </table:table-cell>
              </table:table-row>
              <table:table-row table:style-name="ro3" table:default-cell-style-name="gray1">
                <table:table-cell>
                  <text:p text:style-name="P3"><text:span text:style-name="T2">▄ </text:span><text:span text:style-name="T2">- ▄ - ▄ <text:s/>- ▄</text:span></text:p>
                </table:table-cell>
                <table:table-cell>
                  <text:p text:style-name="P2">DEMO-Mode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1" draw:text-style-name="P6" draw:layer="layout" svg:width="2.777cm" svg:height="0.871cm" draw:transform="rotate (-3.14159265358979) translate (16.679cm 2.356cm)">
            <draw:text-box>
              <text:p text:style-name="P5"><text:span text:style-name="T3">1 </text:span><text:span text:style-name="T4">-</text:span><text:span text:style-name="T3"> 2 </text:span><text:span text:style-name="T5">-</text:span><text:span text:style-name="T6"> 3 </text:span><text:span text:style-name="T5">-</text:span><text:span text:style-name="T6"> 4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3T18:27:18.116000000</meta:creation-date>
    <dc:date>2022-05-13T18:35:53.653000000</dc:date>
    <meta:editing-duration>PT8M35S</meta:editing-duration>
    <meta:editing-cycles>1</meta:editing-cycles>
    <meta:document-statistic meta:object-count="9"/>
    <meta:generator>LibreOffice/7.2.6.2$Windows_X86_64 LibreOffice_project/b0ec3a565991f7569a5a7f5d24fed7f52653d754</meta:generator>
  </office:meta>
</office:document-meta>
</file>